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ming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In our simulations writing output files to the hard disc is – by an order of magnitude – the most time consuming process. While the computational time decreases with increasing number of CPUs the writing time stays almost constant and becomes a bottleneck for larger number of tasks (e.g. Plot of hard scaling).</text:span></text:p>
              </text:list-item>
              <text:list-item>
                <text:p text:style-name="P1"><text:span text:style-name="T1">For the simulations we performed the actual time spent on computations scales – as expected – linearly with the number of CPUs and the size of the domain.</text:span></text:p>
              </text:list-item>
              <text:list-item>
                <text:p text:style-name="P1"><text:span text:style-name="T1">Comparing the most left task (rank 0) with an inner one (e.g. Rank 1) shows that the time spent on MPI_make_boundary() doubles if we have twice as many MPI communications and making the physical boundary conditions does not affect the timing much.</text:span></text:p>
              </text:list-item>
              <text:list-item>
                <text:p text:style-name="P1"><text:span text:style-name="T1">We noticed that the time spent in an MPI_Allreduce() to synchronize the time step shows significant fluctuation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7:04:24</meta:creation-date>
    <dc:date>2015-06-12T17:34:49</dc:date>
    <meta:editing-duration>PT15M15S</meta:editing-duration>
    <meta:editing-cycles>1</meta:editing-cycles>
    <meta:generator>LibreOffice/4.0.4.2$Linux_X86_64 LibreOffice_project/400m0$Build-2</meta:generator>
    <meta:document-statistic meta:object-count="29"/>
  </office:meta>
</office:document-meta>
</file>